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2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Arial" fo:font-size="11pt" fo:letter-spacing="normal" fo:font-style="normal" fo:font-weight="normal" officeooo:paragraph-rsid="000b558a"/>
    </style:style>
    <style:style style:name="P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Arial" fo:font-size="11pt" fo:letter-spacing="normal" fo:font-style="normal" fo:font-weight="normal" officeooo:paragraph-rsid="000b558a"/>
    </style:style>
    <style:style style:name="P5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Arial" fo:font-size="11pt" fo:letter-spacing="normal" fo:font-style="normal" fo:font-weight="normal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Arial" fo:font-size="11pt" fo:letter-spacing="normal" fo:font-style="normal" fo:font-weight="normal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333333" loext:opacity="100%" style:font-name="Arial" fo:font-size="11pt" fo:letter-spacing="normal" fo:font-style="normal" fo:font-weight="normal" officeooo:paragraph-rsid="000b558a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ize="10.5pt"/>
    </style:style>
    <style:style style:name="T3" style:family="text">
      <style:text-properties fo:color="#c9211e" loext:opacity="100%" fo:background-color="transparent" loext:char-shading-value="0"/>
    </style:style>
    <style:style style:name="T4" style:family="text">
      <style:text-properties fo:color="#c9211e" loext:opacity="100%" officeooo:rsid="000b558a" fo:background-color="transparent" loext:char-shading-value="0"/>
    </style:style>
    <style:style style:name="T5" style:family="text">
      <style:text-properties fo:color="#c9211e" loext:opacity="100%" fo:font-size="10.5pt"/>
    </style:style>
    <style:style style:name="T6" style:family="text">
      <style:text-properties fo:color="#c9211e" loext:opacity="100%" fo:font-weight="bold" fo:background-color="transparent" loext:char-shading-value="0" style:font-weight-asian="bold" style:font-weight-complex="bold"/>
    </style:style>
    <style:style style:name="T7" style:family="text">
      <style:text-properties fo:color="#c9211e" loext:opacity="100%" style:font-name="Arial Black" fo:font-weight="bold" fo:background-color="transparent" loext:char-shading-value="0" style:font-weight-asian="bold" style:font-weight-complex="bold"/>
    </style:style>
    <style:style style:name="T8" style:family="text">
      <style:text-properties fo:color="#c9211e" loext:opacity="100%" style:font-name="Arial Black" fo:font-weight="bold" officeooo:rsid="000b558a" fo:background-color="transparent" loext:char-shading-value="0" style:font-weight-asian="bold" style:font-weight-complex="bold"/>
    </style:style>
    <style:style style:name="T9" style:family="text">
      <style:text-properties fo:color="#c9211e" loext:opacity="100%" style:font-name="Arial Black" fo:background-color="transparent" loext:char-shading-value="0"/>
    </style:style>
    <style:style style:name="T10" style:family="text">
      <style:text-properties fo:color="#c9211e" loext:opacity="100%" style:font-name="Arial Black" officeooo:rsid="000b558a" fo:background-color="transparent" loext:char-shading-value="0"/>
    </style:style>
    <style:style style:name="T11" style:family="text">
      <style:text-properties fo:color="#c9211e" loext:opacity="100%" style:font-name="Arial Black" fo:font-size="10.5pt"/>
    </style:style>
    <style:style style:name="T12" style:family="text">
      <style:text-properties fo:color="#c9211e" loext:opacity="100%" style:font-name="Arial Black" fo:font-size="10.5pt" fo:font-weight="bold" style:font-weight-asian="bold" style:font-weight-complex="bold"/>
    </style:style>
    <style:style style:name="T13" style:family="text">
      <style:text-properties fo:color="#c9211e" loext:opacity="100%" style:font-name="Arial Black" fo:font-size="10.5pt" fo:font-weight="bold" officeooo:rsid="000b558a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font-name="Arial Black" fo:font-weight="bold" fo:background-color="transparent" loext:char-shading-value="0" style:font-weight-asian="bold" style:font-weight-complex="bold"/>
    </style:style>
    <style:style style:name="T16" style:family="text">
      <style:text-properties style:font-name="Arial Black" fo:font-weight="bold" officeooo:rsid="000b558a" fo:background-color="transparent" loext:char-shading-value="0" style:font-weight-asian="bold" style:font-weight-complex="bold"/>
    </style:style>
    <style:style style:name="T17" style:family="text">
      <style:text-properties style:font-name="Arial Black" fo:background-color="transparent" loext:char-shading-value="0"/>
    </style:style>
    <style:style style:name="T18" style:family="text">
      <style:text-properties fo:color="#00a933" loext:opacity="100%" style:font-name="Arial Black" fo:font-weight="bold" fo:background-color="transparent" loext:char-shading-value="0" style:font-weight-asian="bold" style:font-weight-complex="bold"/>
    </style:style>
    <style:style style:name="T19" style:family="text">
      <style:text-properties fo:color="#55215b" loext:opacity="100%" style:font-name="Arial Black" fo:font-weight="bold" fo:background-color="transparent" loext:char-shading-value="0" style:font-weight-asian="bold" style:font-weight-complex="bold"/>
    </style:style>
    <style:style style:name="T20" style:family="text">
      <style:text-properties fo:color="#55215b" loext:opacity="100%" style:font-name="Arial Black" fo:font-weight="bold" officeooo:rsid="000b558a" fo:background-color="transparent" loext:char-shading-value="0" style:font-weight-asian="bold" style:font-weight-complex="bold"/>
    </style:style>
    <style:style style:name="T21" style:family="text">
      <style:text-properties fo:color="#e6e905" loext:opacity="100%" style:font-name="Arial Black" fo:font-weight="bold" fo:background-color="transparent" loext:char-shading-value="0" style:font-weight-asian="bold" style:font-weight-complex="bold"/>
    </style:style>
    <style:style style:name="T22" style:family="text">
      <style:text-properties fo:color="#e6e905" loext:opacity="100%" style:font-name="Arial Black" fo:font-weight="bold" officeooo:rsid="000b558a" fo:background-color="transparent" loext:char-shading-value="0" style:font-weight-asian="bold" style:font-weight-complex="bold"/>
    </style:style>
    <style:style style:name="T23" style:family="text">
      <style:text-properties fo:color="#5eb91e" loext:opacity="100%" style:font-name="Arial Black" fo:font-weight="bold" fo:background-color="transparent" loext:char-shading-value="0" style:font-weight-asian="bold" style:font-weight-complex="bold"/>
    </style:style>
    <style:style style:name="T24" style:family="text">
      <style:text-properties fo:color="#5eb91e" loext:opacity="100%" style:font-name="Arial Black" fo:font-weight="bold" officeooo:rsid="000b558a" fo:background-color="transparent" loext:char-shading-value="0" style:font-weight-asian="bold" style:font-weight-complex="bold"/>
    </style:style>
    <style:style style:name="T25" style:family="text">
      <style:text-properties fo:color="#2a6099" loext:opacity="100%" style:font-name="Arial Black" fo:font-weight="bold" fo:background-color="transparent" loext:char-shading-value="0" style:font-weight-asian="bold" style:font-weight-complex="bold"/>
    </style:style>
    <style:style style:name="T26" style:family="text">
      <style:text-properties fo:color="#ed4c05" loext:opacity="100%" style:font-name="Arial Black" fo:font-weight="bold" fo:background-color="transparent" loext:char-shading-value="0" style:font-weight-asian="bold" style:font-weight-complex="bold"/>
    </style:style>
    <style:style style:name="T27" style:family="text">
      <style:text-properties fo:color="#ed4c05" loext:opacity="100%" style:font-name="Arial Black" fo:font-weight="bold" officeooo:rsid="000b558a" fo:background-color="transparent" loext:char-shading-value="0" style:font-weight-asian="bold" style:font-weight-complex="bold"/>
    </style:style>
    <style:style style:name="T28" style:family="text">
      <style:text-properties fo:color="#50938a" loext:opacity="100%" style:font-name="Arial Black" fo:font-weight="bold" fo:background-color="transparent" loext:char-shading-value="0" style:font-weight-asian="bold" style:font-weight-complex="bold"/>
    </style:style>
    <style:style style:name="T29" style:family="text">
      <style:text-properties fo:color="#50938a" loext:opacity="100%" style:font-name="Arial Black" fo:font-weight="bold" officeooo:rsid="000b558a" fo:background-color="transparent" loext:char-shading-value="0" style:font-weight-asian="bold" style:font-weight-complex="bold"/>
    </style:style>
    <style:style style:name="T30" style:family="text">
      <style:text-properties fo:color="#d4ea6b" loext:opacity="100%" style:font-name="Arial Black" fo:font-weight="bold" fo:background-color="transparent" loext:char-shading-value="0" style:font-weight-asian="bold" style:font-weight-complex="bold"/>
    </style:style>
    <style:style style:name="T31" style:family="text">
      <style:text-properties fo:color="#d4ea6b" loext:opacity="100%" style:font-name="Arial Black" fo:font-weight="bold" officeooo:rsid="000b558a" fo:background-color="transparent" loext:char-shading-value="0" style:font-weight-asian="bold" style:font-weight-complex="bold"/>
    </style:style>
    <style:style style:name="T32" style:family="text">
      <style:text-properties fo:color="#861141" loext:opacity="100%" style:font-name="Arial Black" fo:font-weight="bold" fo:background-color="transparent" loext:char-shading-value="0" style:font-weight-asian="bold" style:font-weight-complex="bold"/>
    </style:style>
    <style:style style:name="T33" style:family="text">
      <style:text-properties fo:color="#ff6d6d" loext:opacity="100%" style:font-name="Arial Black" fo:font-weight="bold" fo:background-color="transparent" loext:char-shading-value="0" style:font-weight-asian="bold" style:font-weight-complex="bold"/>
    </style:style>
    <style:style style:name="T34" style:family="text">
      <style:text-properties fo:color="#6b5e9b" loext:opacity="100%" style:font-name="Arial Black" fo:font-weight="bold" fo:background-color="transparent" loext:char-shading-value="0" style:font-weight-asian="bold" style:font-weight-complex="bold"/>
    </style:style>
    <style:style style:name="T35" style:family="text">
      <style:text-properties fo:color="#6b5e9b" loext:opacity="100%" style:font-name="Arial Black" fo:font-weight="bold" officeooo:rsid="000b558a" fo:background-color="transparent" loext:char-shading-value="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350587" text:style-name="L1">
        <text:list-header>
          <text:p text:style-name="P8"><text:span text:style-name="T20"><text:s text:c="35"/></text:span><text:span text:style-name="T16">Appunti Lab. Info 07/03/2023</text:span></text:p>
          <text:p text:style-name="P1"><text:span text:style-name="T19"/></text:p>
          <text:p text:style-name="P1"/>
          <text:p text:style-name="P1"/>
          <text:p text:style-name="P1"><text:span text:style-name="T19">Github:</text:span><text:span text:style-name="T1"> è un software che permette di andare a vedere cosa abbiamo cambiato nel progetto nel corso del tempo</text:span></text:p>
        </text:list-header>
      </text:list>
      <text:p text:style-name="P3"><text:span text:style-name="T1"/></text:p>
      <text:p text:style-name="P3"><text:span text:style-name="T1"/></text:p>
      <text:list xml:id="list133209666183386" text:continue-numbering="true" text:style-name="L1">
        <text:list-header>
          <text:p text:style-name="P1"><text:span text:style-name="T24">I</text:span><text:span text:style-name="T23">l progetto:</text:span><text:span text:style-name="T1"> è un file</text:span></text:p>
        </text:list-header>
      </text:list>
      <text:p text:style-name="P3"><text:span text:style-name="T1"/></text:p>
      <text:p text:style-name="P3"><text:span text:style-name="T1"/></text:p>
      <text:list xml:id="list133211138050968" text:continue-numbering="true" text:style-name="L1">
        <text:list-header>
          <text:p text:style-name="P1"><text:span text:style-name="T25">“Query”</text:span><text:span text:style-name="T1">: è una domanda</text:span></text:p>
          <text:p text:style-name="P1"><text:span text:style-name="T1">Le parentesi quadre”é” [ ] ”: indicano che quello all’interno è una lista; per separare un elemento dall’altro si usa la virgola“,”</text:span></text:p>
        </text:list-header>
      </text:list>
      <text:p text:style-name="P3"><text:span text:style-name="T1"/></text:p>
      <text:p text:style-name="P3"><text:span text:style-name="T1"/></text:p>
      <text:list xml:id="list133211283812415" text:continue-numbering="true" text:style-name="L1">
        <text:list-header>
          <text:p text:style-name="P1"><text:span text:style-name="T13">F</text:span><text:span text:style-name="T12">oreach:</text:span> <text:span text:style-name="T2">significa per ogni cosedafare.”nome dell’azione” che mi permette di fare qualcosa su questa lista e mi permettere di fare una funzione che verrà eseguita per ogni elemento della lista</text:span></text:p>
        </text:list-header>
      </text:list>
      <text:p text:style-name="P3"><text:span text:style-name="T2"/></text:p>
      <text:p text:style-name="P3"><text:span text:style-name="T2"/></text:p>
      <text:list xml:id="list133210948739671" text:continue-numbering="true" text:style-name="L1">
        <text:list-header>
          <text:p text:style-name="P1"><text:span text:style-name="T27">U</text:span><text:span text:style-name="T26">na variabile:</text:span><text:span text:style-name="T1"> è un contenitore che contiene dei valori</text:span></text:p>
        </text:list-header>
      </text:list>
      <text:p text:style-name="P3"><text:span text:style-name="T1"/></text:p>
      <text:p text:style-name="P3"><text:span text:style-name="T1"/></text:p>
      <text:list xml:id="list133209714134811" text:continue-numbering="true" text:style-name="L1">
        <text:list-header>
          <text:p text:style-name="P1"><text:span text:style-name="T29">U</text:span><text:span text:style-name="T28">n oggetto:</text:span><text:span text:style-name="T1"> si possono fare delle azioni e sono rappresentate da delle funzioni (han delle caratteristiche ma anche delle funzioni)</text:span></text:p>
        </text:list-header>
      </text:list>
      <text:p text:style-name="P3"><text:span text:style-name="T1"/></text:p>
      <text:p text:style-name="P3"><text:span text:style-name="T1"/></text:p>
      <text:list xml:id="list133209450379834" text:continue-numbering="true" text:style-name="L1">
        <text:list-header>
          <text:p text:style-name="P1"><text:span text:style-name="T31">U</text:span><text:span text:style-name="T30">na funzione:</text:span><text:span text:style-name="T1"> è una sequenza di comandi che si possono richiamare all’infinito e tutte le funzioni sono contraddistinte e hanno bisogno da delle parentesi tonde “ ( ) ”</text:span></text:p>
          <text:p text:style-name="P1"><text:span text:style-name="T1">innerHTML: è quello contenuto all’interno del “div”</text:span></text:p>
        </text:list-header>
      </text:list>
      <text:p text:style-name="P3"><text:span text:style-name="T1"/></text:p>
      <text:p text:style-name="P3"><text:span text:style-name="T1"/></text:p>
      <text:list xml:id="list133209665195618" text:continue-numbering="true" text:style-name="L1">
        <text:list-header>
          <text:p text:style-name="P1"><text:span text:style-name="T32">Le caratteristiche:</text:span><text:span text:style-name="T1"> sono rappresentate da delle variabili ma anche delle funzioni</text:span></text:p>
          <text:p text:style-name="P5">in informatica quando si parla di un oggetto si intende un'entità, uno spazio di memoria in cui ci sono delle variabili raggruppate che rappresentano le caratteristiche dell’oggetto</text:p>
        </text:list-header>
      </text:list>
      <text:p text:style-name="P6"/>
      <text:p text:style-name="P6"/>
      <text:list xml:id="list133209885700352" text:continue-numbering="true" text:style-name="L1">
        <text:list-header>
          <text:p text:style-name="P1"><text:span text:style-name="T33">#:</text:span><text:span text:style-name="T1"> dice che siamo alla ricerca di un id</text:span></text:p>
          <text:p text:style-name="P5"><text:soft-page-break/>a un attributo si può attribuire un nuovo valore</text:p>
        </text:list-header>
      </text:list>
      <text:p text:style-name="P6"/>
      <text:p text:style-name="P6"/>
      <text:p text:style-name="P6"/>
      <text:list xml:id="list133209404116235" text:continue-numbering="true" text:style-name="L1">
        <text:list-header>
          <text:p text:style-name="P2"><text:span text:style-name="T35">U</text:span><text:span text:style-name="T34">n array:</text:span><text:span text:style-name="T1"> è una lista ordinata di elementi omogenei</text:span></text:p>
        </text:list-header>
      </text:list>
      <text:p text:style-name="P4"><text:span text:style-name="T1"/></text:p>
      <text:p text:style-name="P7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7T13:32:09.002000000</dc:date>
    <meta:editing-duration>PT1M15S</meta:editing-duration>
    <meta:editing-cycles>1</meta:editing-cycles>
    <meta:document-statistic meta:table-count="0" meta:image-count="0" meta:object-count="0" meta:page-count="2" meta:paragraph-count="19" meta:word-count="232" meta:character-count="1362" meta:non-whitespace-character-count="1127"/>
    <meta:generator>LibreOffice/7.1.0.3$Windows_X86_64 LibreOffice_project/f6099ecf3d29644b5008cc8f48f42f4a40986e4c</meta:generator>
  </office:meta>
</office:document-meta>
</file>